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0ffdd6" officeooo:paragraph-rsid="000ffdd6" style:font-size-asian="18pt" style:font-size-complex="18pt"/>
    </style:style>
    <style:style style:name="P2" style:family="paragraph" style:parent-style-name="Standard">
      <style:text-properties officeooo:rsid="000ffdd6" officeooo:paragraph-rsid="000ffdd6"/>
    </style:style>
    <style:style style:name="P3" style:family="paragraph" style:parent-style-name="Standard">
      <style:text-properties fo:font-size="18pt" officeooo:rsid="000ffdd6" officeooo:paragraph-rsid="000ffdd6" style:font-size-asian="15.75pt" style:font-size-complex="18pt"/>
    </style:style>
    <style:style style:name="P4" style:family="paragraph" style:parent-style-name="Standard" style:list-style-name="L1">
      <style:text-properties fo:font-size="12pt" officeooo:rsid="00110df7" officeooo:paragraph-rsid="00110df7" style:font-size-asian="10.5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ilCall Hopes</text:p>
      <text:p text:style-name="P2">RailCall is a communication system that bridges the high level operation of python and other control software, and the low level communication that Beeton offers. RailCall offers a USB serial interface connecting these two. Beeton cares about how things move, while something above it like Python can say why they move. This connects the above to give full control to the entire network.</text:p>
      <text:p text:style-name="P2">For example, If Beeton runs the train layout, then software can be run on a Raspberry Pi or larger system and be a full central control centre for the train layout. Think big screen, rail layout, mouse control of switches, trains, etc, all through the computer. A full layout can be controlled automatically and then manual control can be assumed. </text:p>
      <text:p text:style-name="P2"/>
      <text:p text:style-name="P3">Serial Communication</text:p>
      <text:p text:style-name="P2">RailCall is the serial communication system, built into Beeton, and has a Python library to communicate to it. Also allows full debug viewing of Beeton</text:p>
      <text:p text:style-name="P2"/>
      <text:p text:style-name="P3">Desires</text:p>
      <text:list text:style-name="L1">
        <text:list-item>
          <text:p text:style-name="P4">Easy transmit of Beeton packets</text:p>
        </text:list-item>
        <text:list-item>
          <text:p text:style-name="P4">Get main file list</text:p>
        </text:list-item>
        <text:list-item>
          <text:p text:style-name="P4">Update main file list</text:p>
        </text:list-item>
        <text:list-item>
          <text:p text:style-name="P4">As small as possibl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6T14:04:38.926142490</meta:creation-date>
    <dc:date>2025-07-26T14:35:17.152680101</dc:date>
    <meta:editing-duration>PT20M18S</meta:editing-duration>
    <meta:editing-cycles>1</meta:editing-cycles>
    <meta:document-statistic meta:table-count="0" meta:image-count="0" meta:object-count="0" meta:page-count="1" meta:paragraph-count="10" meta:word-count="174" meta:character-count="1021" meta:non-whitespace-character-count="860"/>
    <meta:generator>LibreOffice/25.2.5.2$Linux_X86_64 LibreOffice_project/fb4792146257752f54eab576deb869869b108571</meta:generator>
  </office:meta>
</office:document-meta>
</file>